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pr1" style:family="presentation" style:parent-style-name="_31_030_25_20clean_25_20intro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Segoe UI" fo:font-size="32pt" fo:text-shadow="1pt 1pt" style:font-size-asian="32pt" style:font-size-complex="32pt"/>
    </style:style>
    <style:style style:name="T1" style:family="text">
      <style:text-properties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style:font-name="Segoe UI" fo:font-size="28pt" fo:font-style="italic" fo:text-shadow="1pt 1pt" style:font-size-asian="28pt" style:font-style-asian="italic" style:font-size-complex="28pt" style:font-style-complex="italic"/>
    </style:style>
    <style:style style:name="T3" style:family="text">
      <style:text-properties style:text-position="super 58%" style:font-name="Segoe UI" fo:font-size="32pt" fo:text-shadow="1pt 1pt" style:font-size-asian="32pt" style:font-size-complex="32pt"/>
    </style:style>
    <style:style style:name="T4" style:family="text">
      <style:text-properties style:font-name="Segoe UI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clean_25_20intro" presentation:presentation-page-layout-name="AL1T0">
        <office:forms form:automatic-focus="false" form:apply-design-mode="false"/>
        <draw:frame draw:style-name="gr1" draw:text-style-name="P2" draw:layer="layout" svg:width="24.638cm" svg:height="2.774cm" svg:x="1.778cm" svg:y="0.508cm">
          <draw:text-box>
            <text:p text:style-name="P1"><text:span text:style-name="T1">Old Testament Reading</text:span></text:p>
            <text:p text:style-name="P1"><text:span text:style-name="T2">Amos 8:4–7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clean_25_20intro" presentation:presentation-page-layout-name="AL1T0">
        <office:forms form:automatic-focus="false" form:apply-design-mode="false"/>
        <draw:frame draw:style-name="gr3" draw:text-style-name="P4" draw:layer="layout" svg:width="24.638cm" svg:height="6.263cm" svg:x="1.778cm" svg:y="0.508cm">
          <draw:text-box>
            <text:p><text:span text:style-name="T3">4</text:span><text:span text:style-name="T4">Hear this, you who trample on the needy</text:span></text:p>
            <text:p><text:span text:style-name="T4">and bring the poor of the land to an end,</text:span></text:p>
            <text:p><text:span text:style-name="T3">5</text:span><text:span text:style-name="T4">saying, “When will the new moon be over,</text:span></text:p>
            <text:p><text:span text:style-name="T4">that we may sell grain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clean_25_20intro" presentation:presentation-page-layout-name="AL1T0">
        <office:forms form:automatic-focus="false" form:apply-design-mode="false"/>
        <draw:frame draw:style-name="gr3" draw:text-style-name="P4" draw:layer="layout" svg:width="24.638cm" svg:height="6.263cm" svg:x="1.778cm" svg:y="0.508cm">
          <draw:text-box>
            <text:p><text:span text:style-name="T4">And the Sabbath, that we may offer wheat for sale, that we may make the ephah small and the shekel great and deal deceitfully with false balances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clean_25_20intro" presentation:presentation-page-layout-name="AL1T0">
        <office:forms form:automatic-focus="false" form:apply-design-mode="false"/>
        <draw:frame draw:style-name="gr4" draw:text-style-name="P4" draw:layer="layout" svg:width="24.638cm" svg:height="7.874cm" svg:x="1.778cm" svg:y="0.508cm">
          <draw:text-box>
            <text:p><text:span text:style-name="T3">6</text:span><text:span text:style-name="T4">that we may buy the poor for silver</text:span></text:p>
            <text:p><text:span text:style-name="T4">and the needy for a pair of sandals</text:span></text:p>
            <text:p><text:span text:style-name="T4">and sell the chaff of the wheat?”</text:span></text:p>
            <text:p><text:span text:style-name="T3">7</text:span><text:span text:style-name="T4">The LORD has sworn by the pride of Jacob:</text:span></text:p>
            <text:p><text:span text:style-name="T4">“</text:span><text:span text:style-name="T4">Surely I will never forget any of their deeds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clean_25_20intro-background" style:display-name="1030%20clean%20intro-background" style:family="presentation">
      <style:graphic-properties draw:stroke="none" style:repeat="stretch"/>
      <style:text-properties style:letter-kerning="true"/>
    </style:style>
    <style:style style:name="_31_030_25_20clean_25_20intro-backgroundobjects" style:display-name="1030%20clean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clean_25_20intro-notes" style:display-name="1030%20clean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clean_25_20intro-outline1" style:display-name="1030%20clean%20intro-outline1" style:family="presentation">
      <style:graphic-properties draw:stroke="none" draw:fill="none" draw:auto-grow-height="false" draw:fit-to-size="shrink-to-fit">
        <text:list-style style:name="_31_030_25_20clean_25_20intro-outline1" style:display-name="1030%20clean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clean_25_20intro-outline2" style:display-name="1030%20clean%20intro-outline2" style:family="presentation" style:parent-style-name="_31_030_25_20clean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clean_25_20intro-outline3" style:display-name="1030%20clean%20intro-outline3" style:family="presentation" style:parent-style-name="_31_030_25_20clean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clean_25_20intro-outline4" style:display-name="1030%20clean%20intro-outline4" style:family="presentation" style:parent-style-name="_31_030_25_20clean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clean_25_20intro-outline5" style:display-name="1030%20clean%20intro-outline5" style:family="presentation" style:parent-style-name="_31_030_25_20clean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clean_25_20intro-outline6" style:display-name="1030%20clean%20intro-outline6" style:family="presentation" style:parent-style-name="_31_030_25_20clean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clean_25_20intro-outline7" style:display-name="1030%20clean%20intro-outline7" style:family="presentation" style:parent-style-name="_31_030_25_20clean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clean_25_20intro-outline8" style:display-name="1030%20clean%20intro-outline8" style:family="presentation" style:parent-style-name="_31_030_25_20clean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clean_25_20intro-outline9" style:display-name="1030%20clean%20intro-outline9" style:family="presentation" style:parent-style-name="_31_030_25_20clean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clean_25_20intro-subtitle" style:display-name="1030%20clean%20intro-subtitle" style:family="presentation">
      <style:graphic-properties draw:stroke="none" draw:fill="none" draw:textarea-vertical-align="middle">
        <text:list-style style:name="_31_030_25_20clean_25_20intro-subtitle" style:display-name="1030%20clean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clean_25_20intro-title" style:display-name="1030%20clean%20intro-title" style:family="presentation">
      <style:graphic-properties draw:stroke="none" draw:fill="none" draw:textarea-vertical-align="middle">
        <text:list-style style:name="_31_030_25_20clean_25_20intro-title" style:display-name="1030%20clean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clean_25_20intro1-background" style:display-name="1030%20clean%20intro1-background" style:family="presentation">
      <style:graphic-properties draw:stroke="none" draw:fill="bitmap" draw:fill-image-name="background" style:repeat="stretch"/>
      <style:text-properties style:letter-kerning="true"/>
    </style:style>
    <style:style style:name="_31_030_25_20clean_25_20intro1-backgroundobjects" style:display-name="1030%20clean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clean_25_20intro1-notes" style:display-name="1030%20clean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clean_25_20intro1-outline1" style:display-name="1030%20clean%20intro1-outline1" style:family="presentation">
      <style:graphic-properties draw:stroke="none" draw:fill="none" draw:auto-grow-height="false" draw:fit-to-size="shrink-to-fit">
        <text:list-style style:name="_31_030_25_20clean_25_20intro1-outline1" style:display-name="1030%20clean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clean_25_20intro1-outline2" style:display-name="1030%20clean%20intro1-outline2" style:family="presentation" style:parent-style-name="_31_030_25_20clean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clean_25_20intro1-outline3" style:display-name="1030%20clean%20intro1-outline3" style:family="presentation" style:parent-style-name="_31_030_25_20clean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clean_25_20intro1-outline4" style:display-name="1030%20clean%20intro1-outline4" style:family="presentation" style:parent-style-name="_31_030_25_20clean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clean_25_20intro1-outline5" style:display-name="1030%20clean%20intro1-outline5" style:family="presentation" style:parent-style-name="_31_030_25_20clean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clean_25_20intro1-outline6" style:display-name="1030%20clean%20intro1-outline6" style:family="presentation" style:parent-style-name="_31_030_25_20clean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clean_25_20intro1-outline7" style:display-name="1030%20clean%20intro1-outline7" style:family="presentation" style:parent-style-name="_31_030_25_20clean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clean_25_20intro1-outline8" style:display-name="1030%20clean%20intro1-outline8" style:family="presentation" style:parent-style-name="_31_030_25_20clean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clean_25_20intro1-outline9" style:display-name="1030%20clean%20intro1-outline9" style:family="presentation" style:parent-style-name="_31_030_25_20clean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clean_25_20intro1-subtitle" style:display-name="1030%20clean%20intro1-subtitle" style:family="presentation">
      <style:graphic-properties draw:stroke="none" draw:fill="none" draw:textarea-vertical-align="middle">
        <text:list-style style:name="_31_030_25_20clean_25_20intro1-subtitle" style:display-name="1030%20clean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clean_25_20intro1-title" style:display-name="1030%20clean%20intro1-title" style:family="presentation">
      <style:graphic-properties draw:stroke="none" draw:fill="none" draw:textarea-vertical-align="middle">
        <text:list-style style:name="_31_030_25_20clean_25_20intro1-title" style:display-name="1030%20clean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clean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clean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clean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clean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clean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clean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clean_25_20intro" style:display-name="1030%20clean%20intro" style:page-layout-name="PM1" draw:style-name="Mdp1">
      <office:forms form:automatic-focus="false" form:apply-design-mode="false"/>
      <draw:frame presentation:style-name="_31_030_25_20clean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clean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clean_25_20intro-title" draw:layer="backgroundobjects" svg:width="13.968cm" svg:height="10.476cm" svg:x="3.81cm" svg:y="2.123cm" presentation:class="page"/>
        <draw:frame presentation:style-name="_31_030_25_20clean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clean_25_20intro1" style:display-name="1030%20clean%20intro1" style:page-layout-name="PM1" draw:style-name="Mdp2">
      <draw:frame presentation:style-name="_31_030_25_20clean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clean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clean_25_20intro1-title" draw:layer="backgroundobjects" svg:width="13.968cm" svg:height="10.476cm" svg:x="3.81cm" svg:y="2.123cm" presentation:class="page"/>
        <draw:frame presentation:style-name="_31_030_25_20clean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1T12:59:02.719000000</meta:creation-date>
    <dc:title>1030 clean intro</dc:title>
    <meta:editing-duration>PT9M40S</meta:editing-duration>
    <meta:editing-cycles>7</meta:editing-cycles>
    <meta:generator>LibreOffice/5.2.1.2$Windows_X86_64 LibreOffice_project/31dd62db80d4e60af04904455ec9c9219178d620</meta:generator>
    <dc:date>2016-09-12T11:26:48.271000000</dc:date>
    <meta:document-statistic meta:object-count="44"/>
    <meta:template xlink:type="simple" xlink:actuate="onRequest" xlink:title="1030 clean intro" xlink:href="../../../../../AppData/Roaming/LibreOffice/4/user/template/1030%20clean%20intro.otp" meta:date="2016-09-11T12:59:01.703000000"/>
  </office:meta>
</office:document-meta>
</file>